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3.8535in"/>
    </style:style>
    <style:style style:name="co3" style:family="table-column">
      <style:table-column-properties fo:break-before="auto" style:column-width="2.071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1.5665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4035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1.0272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Zones_20_cotieres">
      <style:table-properties table:display="true" style:writing-mode="lr-tb"/>
    </style:style>
    <style:style style:name="ta7" style:family="table" style:master-page-name="PageStyle_5f_Unites_20_depart">
      <style:table-properties table:display="true" style:writing-mode="lr-tb"/>
    </style:style>
    <style:style style:name="ta8" style:family="table" style:master-page-name="PageStyle_5f_année_20_zéro">
      <style:table-properties table:display="true" style:writing-mode="lr-tb"/>
    </style:style>
    <style:style style:name="ta9" style:family="table" style:master-page-name="PageStyle_5f_Voisinages">
      <style:table-properties table:display="true" style:writing-mode="lr-tb"/>
    </style:style>
    <style:style style:name="ta10" style:family="table" style:master-page-name="PageStyle_5f_Distances">
      <style:table-properties table:display="true" style:writing-mode="lr-tb"/>
    </style:style>
    <style:style style:name="ce5" style:family="table-cell" style:parent-style-name="Excel_20_Built-in_20_Normal">
      <style:table-cell-properties fo:padding="0.028in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DR <text:s/>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=3</text:p>
          </table:table-cell>
          <table:table-cell office:value-type="string" calcext:value-type="string">
            <text:p>m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EG <text:s/>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cot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=2</text:p>
          </table:table-cell>
          <table:table-cell office:value-type="string" calcext:value-type="string">
            <text:p>terr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ank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PU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AR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BAL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BAR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BE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BE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BLA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BOH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B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BUD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BU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bu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ly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O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de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EA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EDI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ENG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FI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GAL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GAS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GBO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G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ej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HEL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ION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I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I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lo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lvo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lv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ma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MID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MOS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MUN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NA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NAT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NTH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wg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nwy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PA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PIC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PI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PO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PRU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RO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ru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SE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sev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SIL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SKA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spa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ST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sw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TRI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TU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TY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TY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UK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VE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VIE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wa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wa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WE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YO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4" table:number-columns-repeated="254" table:default-cell-style-name="ce5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numéro de la ré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ber <text:s/>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bud <text:s/>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bul <text:s/>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l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con <text:s/>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m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den <text:s/>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edi <text:s/>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gy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gre <text:s/>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kie <text:s/>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lon <text:s/>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lvp <text:s/>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mar <text:s/>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l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r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mos <text:s/>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mun <text:s/>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nap <text:s/>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t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nwy <text:s/>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par <text:s/>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por <text:s/>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rom <text:s/>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rum <text:s/>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ser <text:s/>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sev <text:s/>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spa <text:s/>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stp <text:s/></text:p>
          </table:table-cell>
          <table:table-cell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wi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swe <text:s/>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tri <text:s/>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rp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vie <text:s/>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war <text:s/>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s" table:style-name="ta3">
        <table:table-column table:style-name="co1" table:default-cell-style-name="ce5"/>
        <table:table-column table:style-name="co6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office:value-type="string" calcext:value-type="string">
            <text:p>(optionel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tai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ly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sia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rkey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table:table-column table:style-name="co7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vie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edi</text:p>
          </table:table-cell>
          <table:table-cell table:style-name="ce6" office:value-type="string" calcext:value-type="string">
            <text:p>egy</text:p>
          </table:table-cell>
          <table:table-cell office:value-type="string" calcext:value-type="string">
            <text:p>lon</text:p>
          </table:table-cell>
          <table:table-cell table:style-name="ce7" office:value-type="string" calcext:value-type="string">
            <text:p>lvp</text:p>
          </table:table-cell>
          <table:table-cell/>
          <table:table-cell office:value-type="string" calcext:value-type="string">
            <text:p>navy b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r</text:p>
          </table:table-cell>
          <table:table-cell table:style-name="ce6" office:value-type="string" calcext:value-type="string">
            <text:p>alg</text:p>
          </table:table-cell>
          <table:table-cell/>
          <table:table-cell office:value-type="string" calcext:value-type="string">
            <text:p>teal b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ie</text:p>
          </table:table-cell>
          <table:table-cell office:value-type="string" calcext:value-type="string">
            <text:p>mun</text:p>
          </table:table-cell>
          <table:table-cell/>
          <table:table-cell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bright g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war</text:p>
          </table:table-cell>
          <table:table-cell/>
          <table:table-cell office:value-type="string" calcext:value-type="string">
            <text:p>drab g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am</text:p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>
            <text:p>peut pas construi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 cote" table:style-name="ta5">
        <office:forms form:automatic-focus="false" form:apply-design-mode="false"/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6">
        <office:forms form:automatic-focus="false" form:apply-design-mode="false"/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c wc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ac 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pa nc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spa wc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pa 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tp nc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stp sc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7">
        <table:table-column table:style-name="co9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ud a</text:p>
          </table:table-cell>
          <table:table-cell office:value-type="string" calcext:value-type="string">
            <text:p>tri a</text:p>
          </table:table-cell>
          <table:table-cell office:value-type="string" calcext:value-type="string">
            <text:p>vie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edi f</text:p>
          </table:table-cell>
          <table:table-cell office:value-type="string" calcext:value-type="string">
            <text:p>egy f</text:p>
          </table:table-cell>
          <table:table-cell office:value-type="string" calcext:value-type="string">
            <text:p>lon f</text:p>
          </table:table-cell>
          <table:table-cell table:style-name="ce7" office:value-type="string" calcext:value-type="string">
            <text:p>gib f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alg a</text:p>
          </table:table-cell>
          <table:table-cell office:value-type="string" calcext:value-type="string">
            <text:p>bre f</text:p>
          </table:table-cell>
          <table:table-cell office:value-type="string" calcext:value-type="string">
            <text:p>par a</text:p>
          </table:table-cell>
          <table:table-cell office:value-type="string" calcext:value-type="string">
            <text:p>mar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 a</text:p>
          </table:table-cell>
          <table:table-cell office:value-type="string" calcext:value-type="string">
            <text:p>col a</text:p>
          </table:table-cell>
          <table:table-cell office:value-type="string" calcext:value-type="string">
            <text:p>kie f</text:p>
          </table:table-cell>
          <table:table-cell office:value-type="string" calcext:value-type="string">
            <text:p>mun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il a</text:p>
          </table:table-cell>
          <table:table-cell office:value-type="string" calcext:value-type="string">
            <text:p>nap f</text:p>
          </table:table-cell>
          <table:table-cell office:value-type="string" calcext:value-type="string">
            <text:p>rom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 a</text:p>
          </table:table-cell>
          <table:table-cell office:value-type="string" calcext:value-type="string">
            <text:p>stpcs f</text:p>
          </table:table-cell>
          <table:table-cell office:value-type="string" calcext:value-type="string">
            <text:p>sev f</text:p>
          </table:table-cell>
          <table:table-cell office:value-type="string" calcext:value-type="string">
            <text:p>war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 f</text:p>
          </table:table-cell>
          <table:table-cell office:value-type="string" calcext:value-type="string">
            <text:p>con a</text:p>
          </table:table-cell>
          <table:table-cell office:value-type="string" calcext:value-type="string">
            <text:p>dam a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8"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sinages" table:style-name="ta9"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oar type d'unité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par zone de 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liste de zones atteignables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ances" table:style-name="ta10"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<text:s/>par type d'unité de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ctionnaire par zone de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istance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gions" style:display-name="PageStyle_Reg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isinages" style:display-name="PageStyle_Voisinag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tances" style:display-name="PageStyle_Distanc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4T12:17:29.182816541</dc:date>
    <meta:editing-duration>P1DT1H48M13S</meta:editing-duration>
    <meta:editing-cycles>22</meta:editing-cycles>
    <meta:generator>LibreOffice/7.3.7.2$Linux_X86_64 LibreOffice_project/30$Build-2</meta:generator>
    <meta:document-statistic meta:table-count="10" meta:cell-count="523" meta:object-count="0"/>
  </office:meta>
</office:document-meta>
</file>